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5.486cm" svg:x="4.616cm" svg:y="12.644cm">
            <draw:object draw:notify-on-update-of-ranges="Sheet1.A1:Sheet1.A1 Sheet1.A2:Sheet1.A41 Sheet1.B1:Sheet1.B1 Sheet1.B2:Sheet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ux version</text:p>
          </table:table-cell>
          <table:table-cell office:value-type="string" calcext:value-type="string">
            <text:p>RT patch</text:p>
            <text:p>set size</text:p>
            <text:p>(bytes)</text:p>
          </table:table-cell>
          <table:table-cell office:value-type="string" calcext:value-type="string">
            <text:p>Get updates from <text:a xlink:href="https://cdn.kernel.org/pub/linux/kernel/projects/rt/" xlink:type="simple">https://cdn.kernel.org/pub/linux/kernel/projects/rt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  <table:table-row table:style-name="ro2">
          <table:table-cell office:value-type="string" calcext:value-type="string">
            <text:p>5.11</text:p>
          </table:table-cell>
          <table:table-cell office:value-type="float" office:value="627610" calcext:value-type="float">
            <text:p>627610</text:p>
          </table:table-cell>
          <table:table-cell/>
        </table:table-row>
        <table:table-row table:style-name="ro2">
          <table:table-cell table:style-name="ce1" office:value-type="float" office:value="5.12" calcext:value-type="float">
            <text:p>5.12</text:p>
          </table:table-cell>
          <table:table-cell office:value-type="float" office:value="530901" calcext:value-type="float">
            <text:p>530901</text:p>
          </table:table-cell>
          <table:table-cell/>
        </table:table-row>
        <table:table-row table:style-name="ro2">
          <table:table-cell table:style-name="ce1" office:value-type="float" office:value="5.13" calcext:value-type="float">
            <text:p>5.13</text:p>
          </table:table-cell>
          <table:table-cell office:value-type="float" office:value="559050" calcext:value-type="float">
            <text:p>559050</text:p>
          </table:table-cell>
          <table:table-cell/>
        </table:table-row>
        <table:table-row table:style-name="ro2">
          <table:table-cell table:style-name="ce1" office:value-type="float" office:value="5.14" calcext:value-type="float">
            <text:p>5.14</text:p>
          </table:table-cell>
          <table:table-cell office:value-type="float" office:value="628671" calcext:value-type="float">
            <text:p>628671</text:p>
          </table:table-cell>
          <table:table-cell/>
        </table:table-row>
        <table:table-row table:style-name="ro2">
          <table:table-cell table:style-name="ce1" office:value-type="float" office:value="5.15" calcext:value-type="float">
            <text:p>5.15</text:p>
          </table:table-cell>
          <table:table-cell office:value-type="float" office:value="363196" calcext:value-type="float">
            <text:p>363196</text:p>
          </table:table-cell>
          <table:table-cell/>
        </table:table-row>
        <table:table-row table:style-name="ro2">
          <table:table-cell table:style-name="ce1" office:value-type="float" office:value="5.16" calcext:value-type="float">
            <text:p>5.16</text:p>
          </table:table-cell>
          <table:table-cell office:value-type="float" office:value="337329" calcext:value-type="float">
            <text:p>337329</text:p>
          </table:table-cell>
          <table:table-cell/>
        </table:table-row>
        <table:table-row table:style-name="ro2">
          <table:table-cell table:style-name="ce1" office:value-type="float" office:value="5.17" calcext:value-type="float">
            <text:p>5.17</text:p>
          </table:table-cell>
          <table:table-cell office:value-type="float" office:value="264758" calcext:value-type="float">
            <text:p>264758</text:p>
          </table:table-cell>
          <table:table-cell/>
        </table:table-row>
        <table:table-row table:style-name="ro2">
          <table:table-cell table:style-name="ce1" office:value-type="float" office:value="5.18" calcext:value-type="float">
            <text:p>5.18</text:p>
          </table:table-cell>
          <table:table-cell office:value-type="float" office:value="255185" calcext:value-type="float">
            <text:p>255185</text:p>
          </table:table-cell>
          <table:table-cell/>
        </table:table-row>
        <table:table-row table:style-name="ro2">
          <table:table-cell table:style-name="ce1" office:value-type="float" office:value="5.19" calcext:value-type="float">
            <text:p>5.19</text:p>
          </table:table-cell>
          <table:table-cell office:value-type="float" office:value="166136" calcext:value-type="float">
            <text:p>166136</text:p>
          </table:table-cell>
          <table:table-cell/>
        </table:table-row>
        <table:table-row table:style-name="ro2">
          <table:table-cell table:style-name="ce1" office:value-type="string" calcext:value-type="string">
            <text:p>6.0</text:p>
          </table:table-cell>
          <table:table-cell office:value-type="float" office:value="303731" calcext:value-type="float">
            <text:p>303731</text:p>
          </table:table-cell>
          <table:table-cell/>
        </table:table-row>
        <table:table-row table:style-name="ro2">
          <table:table-cell table:style-name="ce1" office:value-type="float" office:value="6.1" calcext:value-type="float">
            <text:p>6.1</text:p>
          </table:table-cell>
          <table:table-cell office:value-type="float" office:value="253145" calcext:value-type="float">
            <text:p>253145</text:p>
          </table:table-cell>
          <table:table-cell/>
        </table:table-row>
        <table:table-row table:style-name="ro2">
          <table:table-cell table:style-name="ce1" office:value-type="float" office:value="6.2" calcext:value-type="float">
            <text:p>6.2</text:p>
          </table:table-cell>
          <table:table-cell office:value-type="float" office:value="152681" calcext:value-type="float">
            <text:p>152681</text:p>
          </table:table-cell>
          <table:table-cell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office:value-type="float" office:value="235572" calcext:value-type="float">
            <text:p>2355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Opdenacker</meta:initial-creator>
    <meta:creation-date>2020-05-13T19:50:25.070415793</meta:creation-date>
    <meta:editing-cycles>18</meta:editing-cycles>
    <meta:editing-duration>PT1H10M49S</meta:editing-duration>
    <dc:date>2023-05-03T15:00:58.610677146</dc:date>
    <dc:creator>Michael Opdenacker</dc:creator>
    <meta:generator>LibreOffice/7.3.7.2$Linux_X86_64 LibreOffice_project/30$Build-2</meta:generator>
    <meta:document-statistic meta:table-count="1" meta:cell-count="8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area" chart:style-name="ch1">
        <chart:legend chart:legend-position="end" svg:x="13.843cm" svg:y="2.047cm" style:legend-expansion="high" chart:style-name="ch2"/>
        <chart:plot-area chart:style-name="ch3" table:cell-range-address="Sheet1.A1:Sheet1.B41" chart:data-source-has-labels="both" svg:x="0.32cm" svg:y="0.109cm" svg:width="13.203cm" svg:height="5.269cm">
          <chart:coordinate-region svg:x="1.867cm" svg:y="0.308cm" svg:width="11.656cm" svg:height="4.072cm"/>
          <chart:axis chart:dimension="x" chart:name="primary-x" chart:style-name="ch4" chartooo:axis-type="auto">
            <chartooo:date-scale/>
            <chart:categories table:cell-range-address="Sheet1.A2:Sheet1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1" chart:label-cell-address="Sheet1.B1:Sheet1.B1" chart:class="chart:area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patch
set 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41</svg:desc>
                </draw:g>
              </table:table-cell>
              <table:table-cell office:value-type="float" office:value="995076">
                <text:p>995076</text:p>
                <draw:g>
                  <svg:desc>Sheet1.B2:Sheet1.B41</svg:desc>
                </draw:g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  <table:table-row>
              <table:table-cell office:value-type="string">
                <text:p>5.11</text:p>
              </table:table-cell>
              <table:table-cell office:value-type="float" office:value="627610">
                <text:p>627610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30901">
                <text:p>530901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559050">
                <text:p>559050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628671">
                <text:p>62867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363196">
                <text:p>363196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337329">
                <text:p>337329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264758">
                <text:p>264758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255185">
                <text:p>255185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166136">
                <text:p>166136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303731">
                <text:p>303731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253145">
                <text:p>25314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52681">
                <text:p>15268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35572">
                <text:p>235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